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Georgia"/>
    </style:style>
    <style:style style:name="P2" style:family="paragraph" style:parent-style-name="Preformatted_20_Text">
      <style:text-properties style:font-name="Georgia" fo:font-weight="bold" style:font-weight-asian="bold" style:font-weight-complex="bold"/>
    </style:style>
    <style:style style:name="P3" style:family="paragraph" style:parent-style-name="Preformatted_20_Text">
      <style:text-properties style:font-name="Georgia"/>
    </style:style>
    <style:style style:name="P4" style:family="paragraph" style:parent-style-name="Preformatted_20_Text">
      <style:text-properties style:font-name="Georgia" officeooo:rsid="000db3d4" officeooo:paragraph-rsid="000db3d4"/>
    </style:style>
    <style:style style:name="P5" style:family="paragraph" style:parent-style-name="Preformatted_20_Text">
      <style:text-properties style:font-name="Georgia" officeooo:rsid="000fdad9" officeooo:paragraph-rsid="000fdad9"/>
    </style:style>
    <style:style style:name="P6" style:family="paragraph" style:parent-style-name="Preformatted_20_Text">
      <style:text-properties style:font-name="Georgia" officeooo:rsid="00109ebd" officeooo:paragraph-rsid="00109ebd"/>
    </style:style>
    <style:style style:name="P7" style:family="paragraph" style:parent-style-name="Preformatted_20_Text">
      <style:text-properties style:font-name="Georgia" officeooo:rsid="0010f1ff" officeooo:paragraph-rsid="0010f1ff"/>
    </style:style>
    <style:style style:name="P8" style:family="paragraph" style:parent-style-name="Preformatted_20_Text">
      <style:text-properties style:font-name="Georgia" officeooo:rsid="0010f1ff" officeooo:paragraph-rsid="00140472"/>
    </style:style>
    <style:style style:name="P9" style:family="paragraph" style:parent-style-name="Preformatted_20_Text">
      <style:text-properties style:font-name="Georgia" fo:font-weight="bold" officeooo:rsid="0010f1ff" officeooo:paragraph-rsid="0010f1ff" style:font-weight-asian="bold" style:font-weight-complex="bold"/>
    </style:style>
    <style:style style:name="P10" style:family="paragraph" style:parent-style-name="Preformatted_20_Text">
      <style:text-properties style:font-name="Georgia" fo:font-weight="bold" officeooo:rsid="000db3d4" officeooo:paragraph-rsid="000db3d4" style:font-weight-asian="bold" style:font-weight-complex="bold"/>
    </style:style>
    <style:style style:name="P11" style:family="paragraph" style:parent-style-name="Preformatted_20_Text">
      <style:text-properties style:font-name="Georgia" fo:font-weight="bold" officeooo:rsid="000fdad9" officeooo:paragraph-rsid="000fdad9" style:font-weight-asian="bold" style:font-weight-complex="bold"/>
    </style:style>
    <style:style style:name="P12" style:family="paragraph" style:parent-style-name="Preformatted_20_Text">
      <style:paragraph-properties fo:margin-top="0in" fo:margin-bottom="0.1965in" loext:contextual-spacing="false"/>
      <style:text-properties officeooo:paragraph-rsid="00140472"/>
    </style:style>
    <style:style style:name="T1" style:family="text">
      <style:text-properties fo:font-weight="bold" style:font-weight-asian="bold" style:font-weight-complex="bold"/>
    </style:style>
    <style:style style:name="T2" style:family="text">
      <style:text-properties officeooo:rsid="001404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O UPPER CASE</text:p>
      <text:p text:style-name="P5">var=”poop poop”</text:p>
      <text:p text:style-name="P5">echo ${var^^} // POOP POOP</text:p>
      <text:p text:style-name="P6">f=$(previous command)</text:p>
      <text:p text:style-name="P6">echo f // POOP POOP</text:p>
      <text:p text:style-name="P1"/>
      <text:p text:style-name="P2">FOR LOOP</text:p>
      <text:p text:style-name="P1">for i in ${array[@]}</text:p>
      <text:p text:style-name="P1">go</text:p>
      <text:p text:style-name="P1"><text:tab/>echo ${array[$i]}</text:p>
      <text:p text:style-name="P1">end</text:p>
      <text:p text:style-name="P1"/>
      <text:p text:style-name="P10">RENAMING FILES</text:p>
      <text:p text:style-name="P4">touch fileone.sh</text:p>
      <text:p text:style-name="P4">mv -i fileone.sh filetwo.sh</text:p>
      <text:p text:style-name="P4"/>
      <text:p text:style-name="P9">[[]] vs []</text:p>
      <text:p text:style-name="P7">[[]] is more secure and allows for regular expressions, also used in other shells</text:p>
      <text:p text:style-name="P7"/>
      <text:p text:style-name="P8"><text:span text:style-name="Source_20_Text">array=(</text:span><text:span text:style-name="Source_20_Text"><text:span text:style-name="T2">apple banana monkey douchebag</text:span></text:span><text:span text:style-name="Source_20_Text">)</text:span></text:p>
      <text:p text:style-name="P12"><text:span text:style-name="Source_20_Text">for i in ${array[@]}; do echo $i; done</text:span></text:p>
      <text:p text:style-name="P12"><text:span text:style-name="Source_20_Text"><text:span text:style-name="T2">OR</text:span></text:span></text:p>
      <text:p text:style-name="P12"><text:span text:style-name="Source_20_Text"><text:span text:style-name="T2">printf '%s\n' "${array[@]}"</text:span></text:span></text:p>
      <text:p text:style-name="P7"/>
      <text:p text:style-name="P1"/>
      <text:p text:style-name="P2">PIPE</text:p>
      <text:p text:style-name="P1">echo "{$array[*]}" | sort</text:p>
      <text:p text:style-name="P1"/>
      <text:p text:style-name="P2">BASH ARGUMENTS</text:p>
      <text:p text:style-name="P1">run file: sh filename.sh argument1</text:p>
      <text:p text:style-name="P1"/>
      <text:p text:style-name="P1"><text:span text:style-name="T1">FILE</text:span> ('a' on both ends)</text:p>
      <text:p text:style-name="P1">#!/bin/bash</text:p>
      <text:p text:style-name="P1">word=$1</text:p>
      <text:p text:style-name="P1">i=$((${#word}-1))</text:p>
      <text:p text:style-name="P1"/>
      <text:p text:style-name="P1">if [ $word -eq 0 ]</text:p>
      <text:p text:style-name="P1">then</text:p>
      <text:p text:style-name="P1"><text:s text:c="2"/>echo "Try again!"</text:p>
      <text:p text:style-name="P1">elif [[ ( ${word::1} == 'a' || ${word::1} == 'A' ) &amp;&amp; ( "${word:$i:1}" == 'a' || "${word:$i:1}" == 'A' ) ]]</text:p>
      <text:p text:style-name="P1"><text:s text:c="2"/>echo "YUP!"</text:p>
      <text:p text:style-name="P1">else</text:p>
      <text:p text:style-name="P1">echo "NOPE!"</text:p>
      <text:p text:style-name="P1">fi</text:p>
      <text:p text:style-name="P1"/>
      <text:p text:style-name="P2">FIRST FIVE CHARACTERS OF FIRST 10 WORDS</text:p>
      <text:p text:style-name="P1">#!/bin/bash</text:p>
      <text:p text:style-name="P1">while read 0;</text:p>
      <text:p text:style-name="P1">do</text:p>
      <text:p text:style-name="P1">LEN=$(ecgi ${#p})</text:p>
      <text:p text:style-name="P1">if [ $LEN -get 5 ]; then</text:p>
      <text:p text:style-name="P1">echo ${p:0:5}</text:p>
      <text:p text:style-name="P1">fi</text:p>
      <text:p text:style-name="P1"><text:soft-page-break/>done &lt;words | head -10</text:p>
      <text:p text:style-name="P1"/>
      <text:p text:style-name="P2">GET ALL WORDS THAT START WITH Q</text:p>
      <text:p text:style-name="P1">if [[ ${p:0:1} == 'Q' ]] echo etc</text:p>
      <text:p text:style-name="P1"/>
      <text:p text:style-name="P2">MAKE SCROLLABLE </text:p>
      <text:p text:style-name="P1">command | less</text:p>
      <text:p text:style-name="P1"/>
      <text:p text:style-name="P2">SORT IN REVERSE</text:p>
      <text:p text:style-name="P1">tac -r words</text:p>
      <text:p text:style-name="P1"/>
      <text:p text:style-name="P2">GET UNIQUE VALUES</text:p>
      <text:p text:style-name="P1"><text:s/>| sort | uniq</text:p>
      <text:p text:style-name="P1"/>
      <text:p text:style-name="P1"/>
      <text:p text:style-name="P1">while read p; do echo ${p:0:1}; done &lt;words | tr '[a-z]' | sort | uniq | less</text:p>
      <text:p text:style-name="P1"/>
      <text:p text:style-name="P2">RUNNING A PYTHON SCRIPT</text:p>
      <text:p text:style-name="P1"/>
      <text:p text:style-name="P1">hello.py needs "#!/usr/bin/env python" at the beginning</text:p>
      <text:p text:style-name="P1">THEN</text:p>
      <text:p text:style-name="P1">chmod +x hello.py</text:p>
      <text:p text:style-name="P1">export PATH=$PATH:/home/Desktop/Zac_Class</text:p>
      <text:p text:style-name="P1">hello.py OR ./hello.py</text:p>
      <text:p text:style-name="P2">DIFFERENT PATH IS JUST</text:p>
      <text:p text:style-name="P1"/>
      <text:p text:style-name="P1">dir1/dir2/dir3/hello.py ("./" just means everything in current directory)</text:p>
      <text:p text:style-name="P1"/>
      <text:p text:style-name="P1">To call from anywhere: export PATH=$PATH:/root/Desktop/Zac_Class -&gt; hello.py</text:p>
      <text:p text:style-name="P1"><text:s/>-&gt; make change permanent by adding above line to /etc/bash.bashrc file</text:p>
      <text:p text:style-name="P1"/>
      <text:p text:style-name="P1"><text:span text:style-name="T1">Hypervisor</text:span> - sometimes called a Virtual Machine Monitor, is a piece of software, firmware or hardware that creates and runs virtual machines. There are two types: native (or "bare metal", runs on the hardware), and "hosted", which run on a conventional OS like other programs, like VMWare. "Host" is primary computer while "guest" would be the virtual machine.</text:p>
      <text:p text:style-name="P1"/>
      <text:p text:style-name="P1"><text:span text:style-name="T1">VirtualBox </text:span>- a free and open-source <text:s/>hypervisor for x86 computers from Oracle. Developed by Innotek and acquired by Sun Microsystems in 2008.</text:p>
      <text:p text:style-name="P1"/>
      <text:p text:style-name="P1"><text:span text:style-name="T1">VMWare </text:span>- an American company that provides cloud and virtualization software and services, and claims to be the first to successfully virtualize the x86 architecture commercially. Founded in 1998.</text:p>
      <text:p text:style-name="P1"/>
      <text:p text:style-name="P1">VMware's desktop software runs on Microsoft Windows, Linux, and Mac OS X, while its enterprise software hypervisors for servers, VMware ESX and VMware ESXi, are bare-metal hypervisors that run directly on server hardware without requiring an additional underlying operating system.</text:p>
      <text:p text:style-name="P1"/>
      <text:p text:style-name="P1"><text:span text:style-name="T1">Parallels</text:span> - a privately held virtualization technology company (https://en.wikipedia.org/wiki/Parallels_Desktop_for_Mac)?</text:p>
      <text:p text:style-name="P1"/>
      <text:p text:style-name="P1"><text:span text:style-name="T1">Bootloader</text:span> – After being “hard” or “soft” booted (cutting power or running a command/pressing a button, respectively), the boot loader is a program that loads an operating system and other software after it completes power-on testing. It is the primary trigger for initializing, running, and testing the computer's set OS before presenting it to the user. The information it delivers is always stored on “non-volatile memory” to remaining consistent, dependable, and without any surprises.</text:p>
      <text:p text:style-name="P1"/>
      <text:p text:style-name="P1"><text:soft-page-break/><text:span text:style-name="T1">ISO Image</text:span> – a disk image is a file that contains the contents and structure of another data storage device, whether hard drive, flash drive, floppy, etc. This is done “sector-by-sector”, which means it is replicated piece by piece, using fixed amounts of user-accessible data, typically 512 bytes for HDDs, 2048 bytes for CDs and DVDs. All files need to have at least one sector, and the physical layout (on disk hard drives, not SSDs) usually refers to a slice of the disk, as per a pie.</text:p>
      <text:p text:style-name="P1"/>
      <text:p text:style-name="P1"><text:span text:style-name="T1">“Thin provisioned” or “Dynamically <text:s/>provisioned” virtual hard disks</text:span> – giving the appearance of having more physical resources than are available. Usually, this means that the tasks being run are set as an address to another piece of hardware which is actually doing the work. </text:p>
      <text:p text:style-name="P1"/>
      <text:p text:style-name="P1"><text:span text:style-name="T1">Virtual Machine snapshot –</text:span> a read-only point in time which allows restoration of specific data within the virtual machine. </text:p>
      <text:p text:style-name="P1"/>
      <text:p text:style-name="P1">Du -hs /path/to/directory – get total size of files, recursively</text:p>
      <text:p text:style-name="P1">df</text:p>
      <text:p text:style-name="P1"/>
      <text:p text:style-name="P1">FIND CURRENT SIZE OF VIRTUAL HARD DISK OF I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20T22:36:36.421317667</dc:date>
    <meta:generator>LibreOffice/5.2.1.2$Linux_X86_64 LibreOffice_project/20m0$Build-2</meta:generator>
    <meta:editing-duration>PT5H5M20S</meta:editing-duration>
    <meta:editing-cycles>14</meta:editing-cycles>
    <meta:document-statistic meta:table-count="0" meta:image-count="0" meta:object-count="0" meta:page-count="3" meta:paragraph-count="75" meta:word-count="653" meta:character-count="4073" meta:non-whitespace-character-count="3478"/>
  </office:meta>
</office:document-meta>
</file>